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4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7232" calcext:value-type="float">
            <text:p>224,7232</text:p>
          </table:table-cell>
          <table:table-cell table:style-name="ce17" table:formula="of:=AVERAGE([.C2:.C11])" office:value-type="float" office:value="370.548" calcext:value-type="float">
            <text:p>370,548</text:p>
          </table:table-cell>
          <table:table-cell table:style-name="ce17" table:formula="of:=AVERAGE([.D2:.D11])" office:value-type="float" office:value="751.2982" calcext:value-type="float">
            <text:p>751,2982</text:p>
          </table:table-cell>
          <table:table-cell table:style-name="ce17" table:formula="of:=AVERAGE([.E2:.E11])" office:value-type="float" office:value="244.5945" calcext:value-type="float">
            <text:p>244,5945</text:p>
          </table:table-cell>
          <table:table-cell table:style-name="ce17" table:formula="of:=AVERAGE([.F2:.F11])" office:value-type="float" office:value="177.434" calcext:value-type="float">
            <text:p>177,434</text:p>
          </table:table-cell>
          <table:table-cell table:style-name="ce17" table:formula="of:=AVERAGE([.G2:.G11])" office:value-type="float" office:value="221.575" calcext:value-type="float">
            <text:p>221,575</text:p>
          </table:table-cell>
          <table:table-cell table:style-name="ce17" table:formula="of:=AVERAGE([.H2:.H11])" office:value-type="float" office:value="191.7663" calcext:value-type="float">
            <text:p>191,7663</text:p>
          </table:table-cell>
          <table:table-cell table:style-name="ce17" table:formula="of:=AVERAGE([.I2:.I11])" office:value-type="float" office:value="188.7473" calcext:value-type="float">
            <text:p>188,7473</text:p>
          </table:table-cell>
          <table:table-cell table:number-columns-repeated="16375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364353982300885" calcext:value-type="float">
            <text:p>0,364353982300885</text:p>
          </table:table-cell>
          <table:table-cell table:formula="of:=[.D12]/1017" office:value-type="float" office:value="0.738739626352016" calcext:value-type="float">
            <text:p>0,738739626352016</text:p>
          </table:table-cell>
          <table:table-cell table:formula="of:=[.E12]/1017" office:value-type="float" office:value="0.240505899705015" calcext:value-type="float">
            <text:p>0,240505899705015</text:p>
          </table:table-cell>
          <table:table-cell table:formula="of:=[.F12]/1017" office:value-type="float" office:value="0.174468043264503" calcext:value-type="float">
            <text:p>0,174468043264503</text:p>
          </table:table-cell>
          <table:table-cell table:formula="of:=[.G12]/1017" office:value-type="float" office:value="0.217871189773845" calcext:value-type="float">
            <text:p>0,217871189773845</text:p>
          </table:table-cell>
          <table:table-cell table:formula="of:=[.H12]/1017" office:value-type="float" office:value="0.188560766961652" calcext:value-type="float">
            <text:p>0,188560766961652</text:p>
          </table:table-cell>
          <table:table-cell table:formula="of:=[.I12]/1017" office:value-type="float" office:value="0.185592232055064" calcext:value-type="float">
            <text:p>0,185592232055064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23" calcext:value-type="float">
            <text:p>213,923</text:p>
          </table:table-cell>
          <table:table-cell table:style-name="ce17" table:formula="of:=AVERAGE([.C16:.C25])" office:value-type="float" office:value="425.2125" calcext:value-type="float">
            <text:p>425,2125</text:p>
          </table:table-cell>
          <table:table-cell table:style-name="ce17" table:formula="of:=AVERAGE([.D16:.D25])" office:value-type="float" office:value="559.41" calcext:value-type="float">
            <text:p>559,41</text:p>
          </table:table-cell>
          <table:table-cell table:style-name="ce17" table:formula="of:=AVERAGE([.E16:.E25])" office:value-type="float" office:value="241.3772" calcext:value-type="float">
            <text:p>241,3772</text:p>
          </table:table-cell>
          <table:table-cell table:style-name="ce17" table:formula="of:=AVERAGE([.F16:.F25])" office:value-type="float" office:value="202.33" calcext:value-type="float">
            <text:p>202,33</text:p>
          </table:table-cell>
          <table:table-cell table:style-name="ce17" table:formula="of:=AVERAGE([.G16:.G25])" office:value-type="float" office:value="219.7567" calcext:value-type="float">
            <text:p>219,7567</text:p>
          </table:table-cell>
          <table:table-cell table:style-name="ce17" table:formula="of:=AVERAGE([.H16:.H25])" office:value-type="float" office:value="325.0113" calcext:value-type="float">
            <text:p>325,0113</text:p>
          </table:table-cell>
          <table:table-cell table:style-name="ce17" table:formula="of:=AVERAGE([.I16:.I25])" office:value-type="float" office:value="199.9417" calcext:value-type="float">
            <text:p>199,9417</text:p>
          </table:table-cell>
          <table:table-cell table:number-columns-repeated="16375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7104057591623" calcext:value-type="float">
            <text:p>0,37104057591623</text:p>
          </table:table-cell>
          <table:table-cell table:formula="of:=[.D26]/1146" office:value-type="float" office:value="0.488141361256544" calcext:value-type="float">
            <text:p>0,488141361256544</text:p>
          </table:table-cell>
          <table:table-cell table:formula="of:=[.E26]/1146" office:value-type="float" office:value="0.210625828970332" calcext:value-type="float">
            <text:p>0,210625828970332</text:p>
          </table:table-cell>
          <table:table-cell table:formula="of:=[.F26]/1146" office:value-type="float" office:value="0.176553228621291" calcext:value-type="float">
            <text:p>0,176553228621291</text:p>
          </table:table-cell>
          <table:table-cell table:formula="of:=[.G26]/1146" office:value-type="float" office:value="0.191759773123909" calcext:value-type="float">
            <text:p>0,191759773123909</text:p>
          </table:table-cell>
          <table:table-cell table:formula="of:=[.H26]/1146" office:value-type="float" office:value="0.28360497382199" calcext:value-type="float">
            <text:p>0,28360497382199</text:p>
          </table:table-cell>
          <table:table-cell table:formula="of:=[.I26]/1146" office:value-type="float" office:value="0.174469197207679" calcext:value-type="float">
            <text:p>0,174469197207679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505.9893" calcext:value-type="float">
            <text:p>505,9893</text:p>
          </table:table-cell>
          <table:table-cell table:style-name="ce17" table:formula="of:=AVERAGE([.D30:.D39])" office:value-type="float" office:value="783.0466" calcext:value-type="float">
            <text:p>783,0466</text:p>
          </table:table-cell>
          <table:table-cell table:style-name="ce17" table:formula="of:=AVERAGE([.E30:.E39])" office:value-type="float" office:value="307.6304" calcext:value-type="float">
            <text:p>307,6304</text:p>
          </table:table-cell>
          <table:table-cell table:style-name="ce17" table:formula="of:=AVERAGE([.F30:.F39])" office:value-type="float" office:value="225.248" calcext:value-type="float">
            <text:p>225,248</text:p>
          </table:table-cell>
          <table:table-cell table:style-name="ce17" table:formula="of:=AVERAGE([.G30:.G39])" office:value-type="float" office:value="239.728" calcext:value-type="float">
            <text:p>239,728</text:p>
          </table:table-cell>
          <table:table-cell table:style-name="ce17" table:formula="of:=AVERAGE([.H30:.H39])" office:value-type="float" office:value="232.9556" calcext:value-type="float">
            <text:p>232,9556</text:p>
          </table:table-cell>
          <table:table-cell table:style-name="ce17" table:formula="of:=AVERAGE([.I30:.I39])" office:value-type="float" office:value="233.2459" calcext:value-type="float">
            <text:p>233,2459</text:p>
          </table:table-cell>
          <table:table-cell table:number-columns-repeated="16375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86546447669977" calcext:value-type="float">
            <text:p>0,386546447669977</text:p>
          </table:table-cell>
          <table:table-cell table:formula="of:=[.D40]/1309" office:value-type="float" office:value="0.598202139037433" calcext:value-type="float">
            <text:p>0,598202139037433</text:p>
          </table:table-cell>
          <table:table-cell table:formula="of:=[.E40]/1309" office:value-type="float" office:value="0.235011764705882" calcext:value-type="float">
            <text:p>0,235011764705882</text:p>
          </table:table-cell>
          <table:table-cell table:formula="of:=[.F40]/1309" office:value-type="float" office:value="0.172076394194041" calcext:value-type="float">
            <text:p>0,172076394194041</text:p>
          </table:table-cell>
          <table:table-cell table:formula="of:=[.G40]/1309" office:value-type="float" office:value="0.183138273491215" calcext:value-type="float">
            <text:p>0,183138273491215</text:p>
          </table:table-cell>
          <table:table-cell table:formula="of:=[.H40]/1309" office:value-type="float" office:value="0.177964553093965" calcext:value-type="float">
            <text:p>0,177964553093965</text:p>
          </table:table-cell>
          <table:table-cell table:formula="of:=[.I40]/1309" office:value-type="float" office:value="0.178186325439267" calcext:value-type="float">
            <text:p>0,178186325439267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496.7404" calcext:value-type="float">
            <text:p>496,7404</text:p>
          </table:table-cell>
          <table:table-cell table:style-name="ce17" table:formula="of:=AVERAGE([.D44:.D53])" office:value-type="float" office:value="651.1545" calcext:value-type="float">
            <text:p>651,1545</text:p>
          </table:table-cell>
          <table:table-cell table:style-name="ce17" table:formula="of:=AVERAGE([.E44:.E53])" office:value-type="float" office:value="438.7737" calcext:value-type="float">
            <text:p>438,7737</text:p>
          </table:table-cell>
          <table:table-cell table:style-name="ce17" table:formula="of:=AVERAGE([.F44:.F53])" office:value-type="float" office:value="287.0927" calcext:value-type="float">
            <text:p>287,0927</text:p>
          </table:table-cell>
          <table:table-cell table:style-name="ce17" table:formula="of:=AVERAGE([.G44:.G53])" office:value-type="float" office:value="301.21" calcext:value-type="float">
            <text:p>301,21</text:p>
          </table:table-cell>
          <table:table-cell table:style-name="ce17" table:formula="of:=AVERAGE([.H44:.H53])" office:value-type="float" office:value="304.542" calcext:value-type="float">
            <text:p>304,542</text:p>
          </table:table-cell>
          <table:table-cell table:style-name="ce17" table:formula="of:=AVERAGE([.I44:.I53])" office:value-type="float" office:value="288.3505" calcext:value-type="float">
            <text:p>288,3505</text:p>
          </table:table-cell>
          <table:table-cell table:number-columns-repeated="16375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30891815920398" calcext:value-type="float">
            <text:p>0,30891815920398</text:p>
          </table:table-cell>
          <table:table-cell table:formula="of:=[.D54]/1608" office:value-type="float" office:value="0.404946828358209" calcext:value-type="float">
            <text:p>0,404946828358209</text:p>
          </table:table-cell>
          <table:table-cell table:formula="of:=[.E54]/1608" office:value-type="float" office:value="0.27286921641791" calcext:value-type="float">
            <text:p>0,27286921641791</text:p>
          </table:table-cell>
          <table:table-cell table:formula="of:=[.F54]/1608" office:value-type="float" office:value="0.178540236318408" calcext:value-type="float">
            <text:p>0,178540236318408</text:p>
          </table:table-cell>
          <table:table-cell table:formula="of:=[.G54]/1608" office:value-type="float" office:value="0.187319651741294" calcext:value-type="float">
            <text:p>0,187319651741294</text:p>
          </table:table-cell>
          <table:table-cell table:formula="of:=[.H54]/1608" office:value-type="float" office:value="0.189391791044776" calcext:value-type="float">
            <text:p>0,189391791044776</text:p>
          </table:table-cell>
          <table:table-cell table:formula="of:=[.I54]/1608" office:value-type="float" office:value="0.179322450248756" calcext:value-type="float">
            <text:p>0,179322450248756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string" calcext:value-type="string">
            <text:p>x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string" calcext:value-type="string">
            <text:p>x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string" calcext:value-type="string">
            <text:p>x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string" calcext:value-type="string">
            <text:p>x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string" calcext:value-type="string">
            <text:p>x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string" calcext:value-type="string">
            <text:p>x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14.412666666667" calcext:value-type="float">
            <text:p>814,412666666667</text:p>
          </table:table-cell>
          <table:table-cell table:style-name="ce17" table:formula="of:=AVERAGE([.D58:.D67])" office:value-type="float" office:value="832.5613" calcext:value-type="float">
            <text:p>832,5613</text:p>
          </table:table-cell>
          <table:table-cell table:style-name="ce17" table:formula="of:=AVERAGE([.E58:.E67])" office:value-type="float" office:value="525.4405" calcext:value-type="float">
            <text:p>525,4405</text:p>
          </table:table-cell>
          <table:table-cell table:style-name="ce17" table:formula="of:=AVERAGE([.F58:.F67])" office:value-type="float" office:value="291.0903" calcext:value-type="float">
            <text:p>291,0903</text:p>
          </table:table-cell>
          <table:table-cell table:style-name="ce17" table:formula="of:=AVERAGE([.G58:.G67])" office:value-type="float" office:value="307.038888888889" calcext:value-type="float">
            <text:p>307,038888888889</text:p>
          </table:table-cell>
          <table:table-cell table:style-name="ce17" table:formula="of:=AVERAGE([.H58:.H67])" office:value-type="float" office:value="290.050111111111" calcext:value-type="float">
            <text:p>290,050111111111</text:p>
          </table:table-cell>
          <table:table-cell table:style-name="ce17" table:formula="of:=AVERAGE([.I58:.I67])" office:value-type="float" office:value="293.8102" calcext:value-type="float">
            <text:p>293,8102</text:p>
          </table:table-cell>
          <table:table-cell table:number-columns-repeated="16375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499946388377328" calcext:value-type="float">
            <text:p>0,499946388377328</text:p>
          </table:table-cell>
          <table:table-cell table:formula="of:=[.D68]/1629" office:value-type="float" office:value="0.511087354205034" calcext:value-type="float">
            <text:p>0,511087354205034</text:p>
          </table:table-cell>
          <table:table-cell table:formula="of:=[.E68]/1629" office:value-type="float" office:value="0.3225540208717" calcext:value-type="float">
            <text:p>0,3225540208717</text:p>
          </table:table-cell>
          <table:table-cell table:formula="of:=[.F68]/1629" office:value-type="float" office:value="0.178692633517495" calcext:value-type="float">
            <text:p>0,178692633517495</text:p>
          </table:table-cell>
          <table:table-cell table:formula="of:=[.G68]/1629" office:value-type="float" office:value="0.188483050269422" calcext:value-type="float">
            <text:p>0,188483050269422</text:p>
          </table:table-cell>
          <table:table-cell table:formula="of:=[.H68]/1629" office:value-type="float" office:value="0.178054089079872" calcext:value-type="float">
            <text:p>0,178054089079872</text:p>
          </table:table-cell>
          <table:table-cell table:formula="of:=[.I68]/1629" office:value-type="float" office:value="0.180362308164518" calcext:value-type="float">
            <text:p>0,180362308164518</text:p>
          </table:table-cell>
          <table:table-cell table:number-columns-repeated="16375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8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/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/>
          <table:table-cell office:value-type="float" office:value="4243.64" calcext:value-type="float">
            <text:p>4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/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/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/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/>
          <table:table-cell office:value-type="float" office:value="1265.672" calcext:value-type="float">
            <text:p>1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/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/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/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/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string" office:string-value="" calcext:value-type="error">
            <text:p>#DIV/0!</text:p>
          </table:table-cell>
          <table:table-cell table:style-name="ce17" table:formula="of:=AVERAGE([.D2:.D11])" office:value-type="float" office:value="821.9723" calcext:value-type="float">
            <text:p>821,9723</text:p>
          </table:table-cell>
          <table:table-cell table:style-name="ce17" table:formula="of:=AVERAGE([.E2:.E11])" office:value-type="float" office:value="96.0212" calcext:value-type="float">
            <text:p>96,0212</text:p>
          </table:table-cell>
          <table:table-cell table:style-name="ce17" table:formula="of:=AVERAGE([.F2:.F11])" office:value-type="float" office:value="63.3543" calcext:value-type="float">
            <text:p>63,3543</text:p>
          </table:table-cell>
          <table:table-cell table:style-name="ce17" table:formula="of:=AVERAGE([.G2:.G11])" office:value-type="float" office:value="63.437" calcext:value-type="float">
            <text:p>63,437</text:p>
          </table:table-cell>
          <table:table-cell table:style-name="ce17" table:formula="of:=AVERAGE([.H2:.H11])" office:value-type="float" office:value="71.031" calcext:value-type="float">
            <text:p>71,031</text:p>
          </table:table-cell>
          <table:table-cell table:style-name="ce17" table:formula="of:=AVERAGE([.I2:.I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string" office:string-value="" calcext:value-type="error">
            <text:p>#DIV/0!</text:p>
          </table:table-cell>
          <table:table-cell table:formula="of:=[.D12]/392" office:value-type="float" office:value="2.0968681122449" calcext:value-type="float">
            <text:p>2,0968681122449</text:p>
          </table:table-cell>
          <table:table-cell table:formula="of:=[.E12]/392" office:value-type="float" office:value="0.244952040816327" calcext:value-type="float">
            <text:p>0,244952040816327</text:p>
          </table:table-cell>
          <table:table-cell table:formula="of:=[.F12]/392" office:value-type="float" office:value="0.161618112244898" calcext:value-type="float">
            <text:p>0,161618112244898</text:p>
          </table:table-cell>
          <table:table-cell table:formula="of:=[.G12]/392" office:value-type="float" office:value="0.161829081632653" calcext:value-type="float">
            <text:p>0,161829081632653</text:p>
          </table:table-cell>
          <table:table-cell table:formula="of:=[.H12]/392" office:value-type="float" office:value="0.181201530612245" calcext:value-type="float">
            <text:p>0,181201530612245</text:p>
          </table:table-cell>
          <table:table-cell table:formula="of:=[.I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/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/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/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/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/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/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/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/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/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/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string" office:string-value="" calcext:value-type="error">
            <text:p>#DIV/0!</text:p>
          </table:table-cell>
          <table:table-cell table:style-name="ce17" table:formula="of:=AVERAGE([.D16:.D25])" office:value-type="float" office:value="468.0791" calcext:value-type="float">
            <text:p>468,0791</text:p>
          </table:table-cell>
          <table:table-cell table:style-name="ce17" table:formula="of:=AVERAGE([.E16:.E25])" office:value-type="float" office:value="116.5958" calcext:value-type="float">
            <text:p>116,5958</text:p>
          </table:table-cell>
          <table:table-cell table:style-name="ce17" table:formula="of:=AVERAGE([.F16:.F25])" office:value-type="float" office:value="81.2742" calcext:value-type="float">
            <text:p>81,2742</text:p>
          </table:table-cell>
          <table:table-cell table:style-name="ce17" table:formula="of:=AVERAGE([.G16:.G25])" office:value-type="float" office:value="82.548" calcext:value-type="float">
            <text:p>82,548</text:p>
          </table:table-cell>
          <table:table-cell table:style-name="ce17" table:formula="of:=AVERAGE([.H16:.H25])" office:value-type="float" office:value="80.246" calcext:value-type="float">
            <text:p>80,246</text:p>
          </table:table-cell>
          <table:table-cell table:style-name="ce17" table:formula="of:=AVERAGE([.I16:.I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string" office:string-value="" calcext:value-type="error">
            <text:p>#DIV/0!</text:p>
          </table:table-cell>
          <table:table-cell table:formula="of:=[.D26]/478" office:value-type="float" office:value="0.979244979079498" calcext:value-type="float">
            <text:p>0,979244979079498</text:p>
          </table:table-cell>
          <table:table-cell table:formula="of:=[.E26]/478" office:value-type="float" office:value="0.243924267782427" calcext:value-type="float">
            <text:p>0,243924267782427</text:p>
          </table:table-cell>
          <table:table-cell table:formula="of:=[.F26]/478" office:value-type="float" office:value="0.170029707112971" calcext:value-type="float">
            <text:p>0,170029707112971</text:p>
          </table:table-cell>
          <table:table-cell table:formula="of:=[.G26]/478" office:value-type="float" office:value="0.172694560669456" calcext:value-type="float">
            <text:p>0,172694560669456</text:p>
          </table:table-cell>
          <table:table-cell table:formula="of:=[.H26]/478" office:value-type="float" office:value="0.167878661087866" calcext:value-type="float">
            <text:p>0,167878661087866</text:p>
          </table:table-cell>
          <table:table-cell table:formula="of:=[.I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/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/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/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/>
          <table:table-cell office:value-type="float" office:value="3884.214" calcext:value-type="float">
            <text:p>3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/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/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/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/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string" office:string-value="" calcext:value-type="error">
            <text:p>#DIV/0!</text:p>
          </table:table-cell>
          <table:table-cell table:style-name="ce17" table:formula="of:=AVERAGE([.D30:.D39])" office:value-type="float" office:value="837.9627" calcext:value-type="float">
            <text:p>837,9627</text:p>
          </table:table-cell>
          <table:table-cell table:style-name="ce17" table:formula="of:=AVERAGE([.E30:.E39])" office:value-type="float" office:value="147.8593" calcext:value-type="float">
            <text:p>147,8593</text:p>
          </table:table-cell>
          <table:table-cell table:style-name="ce17" table:formula="of:=AVERAGE([.F30:.F39])" office:value-type="float" office:value="103.1167" calcext:value-type="float">
            <text:p>103,1167</text:p>
          </table:table-cell>
          <table:table-cell table:style-name="ce17" table:formula="of:=AVERAGE([.G30:.G39])" office:value-type="float" office:value="112.7271" calcext:value-type="float">
            <text:p>112,7271</text:p>
          </table:table-cell>
          <table:table-cell table:style-name="ce17" table:formula="of:=AVERAGE([.H30:.H39])" office:value-type="float" office:value="102.0899" calcext:value-type="float">
            <text:p>102,0899</text:p>
          </table:table-cell>
          <table:table-cell table:style-name="ce17" table:formula="of:=AVERAGE([.I30:.I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string" office:string-value="" calcext:value-type="error">
            <text:p>#DIV/0!</text:p>
          </table:table-cell>
          <table:table-cell table:formula="of:=[.D40]/620" office:value-type="float" office:value="1.35155274193548" calcext:value-type="float">
            <text:p>1,35155274193548</text:p>
          </table:table-cell>
          <table:table-cell table:formula="of:=[.E40]/620" office:value-type="float" office:value="0.238482741935484" calcext:value-type="float">
            <text:p>0,238482741935484</text:p>
          </table:table-cell>
          <table:table-cell table:formula="of:=[.F40]/620" office:value-type="float" office:value="0.166317258064516" calcext:value-type="float">
            <text:p>0,166317258064516</text:p>
          </table:table-cell>
          <table:table-cell table:formula="of:=[.G40]/620" office:value-type="float" office:value="0.181817903225806" calcext:value-type="float">
            <text:p>0,181817903225806</text:p>
          </table:table-cell>
          <table:table-cell table:formula="of:=[.H40]/620" office:value-type="float" office:value="0.164661129032258" calcext:value-type="float">
            <text:p>0,164661129032258</text:p>
          </table:table-cell>
          <table:table-cell table:formula="of:=[.I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/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/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/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/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/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/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/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/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/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/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string" office:string-value="" calcext:value-type="error">
            <text:p>#DIV/0!</text:p>
          </table:table-cell>
          <table:table-cell table:style-name="ce17" table:formula="of:=AVERAGE([.D44:.D53])" office:value-type="float" office:value="630.1901" calcext:value-type="float">
            <text:p>630,1901</text:p>
          </table:table-cell>
          <table:table-cell table:style-name="ce17" table:formula="of:=AVERAGE([.E44:.E53])" office:value-type="float" office:value="204.5416" calcext:value-type="float">
            <text:p>204,5416</text:p>
          </table:table-cell>
          <table:table-cell table:style-name="ce17" table:formula="of:=AVERAGE([.F44:.F53])" office:value-type="float" office:value="147.65496" calcext:value-type="float">
            <text:p>147,65496</text:p>
          </table:table-cell>
          <table:table-cell table:style-name="ce17" table:formula="of:=AVERAGE([.G44:.G53])" office:value-type="float" office:value="151.594" calcext:value-type="float">
            <text:p>151,594</text:p>
          </table:table-cell>
          <table:table-cell table:style-name="ce17" table:formula="of:=AVERAGE([.H44:.H53])" office:value-type="float" office:value="150.311625" calcext:value-type="float">
            <text:p>150,311625</text:p>
          </table:table-cell>
          <table:table-cell table:style-name="ce17" table:formula="of:=AVERAGE([.I44:.I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string" office:string-value="" calcext:value-type="error">
            <text:p>#DIV/0!</text:p>
          </table:table-cell>
          <table:table-cell table:formula="of:=[.D54]/919" office:value-type="float" office:value="0.685734602829162" calcext:value-type="float">
            <text:p>0,685734602829162</text:p>
          </table:table-cell>
          <table:table-cell table:formula="of:=[.E54]/919" office:value-type="float" office:value="0.222569749727965" calcext:value-type="float">
            <text:p>0,222569749727965</text:p>
          </table:table-cell>
          <table:table-cell table:formula="of:=[.F54]/919" office:value-type="float" office:value="0.160669162132753" calcext:value-type="float">
            <text:p>0,160669162132753</text:p>
          </table:table-cell>
          <table:table-cell table:formula="of:=[.G54]/919" office:value-type="float" office:value="0.164955386289445" calcext:value-type="float">
            <text:p>0,164955386289445</text:p>
          </table:table-cell>
          <table:table-cell table:formula="of:=[.H54]/919" office:value-type="float" office:value="0.163559983677911" calcext:value-type="float">
            <text:p>0,163559983677911</text:p>
          </table:table-cell>
          <table:table-cell table:formula="of:=[.I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/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/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/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/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/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/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/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/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/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/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string" office:string-value="" calcext:value-type="error">
            <text:p>#DIV/0!</text:p>
          </table:table-cell>
          <table:table-cell table:style-name="ce17" table:formula="of:=AVERAGE([.D58:.D67])" office:value-type="float" office:value="666.5494" calcext:value-type="float">
            <text:p>666,5494</text:p>
          </table:table-cell>
          <table:table-cell table:style-name="ce17" table:formula="of:=AVERAGE([.E58:.E67])" office:value-type="float" office:value="281.3084" calcext:value-type="float">
            <text:p>281,3084</text:p>
          </table:table-cell>
          <table:table-cell table:style-name="ce17" table:formula="of:=AVERAGE([.F58:.F67])" office:value-type="float" office:value="162.6211" calcext:value-type="float">
            <text:p>162,6211</text:p>
          </table:table-cell>
          <table:table-cell table:style-name="ce17" table:formula="of:=AVERAGE([.G58:.G67])" office:value-type="float" office:value="163.626" calcext:value-type="float">
            <text:p>163,626</text:p>
          </table:table-cell>
          <table:table-cell table:style-name="ce17" table:formula="of:=AVERAGE([.H58:.H67])" office:value-type="float" office:value="162.593777777778" calcext:value-type="float">
            <text:p>162,593777777778</text:p>
          </table:table-cell>
          <table:table-cell table:style-name="ce17" table:formula="of:=AVERAGE([.I58:.I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string" office:string-value="" calcext:value-type="error">
            <text:p>#DIV/0!</text:p>
          </table:table-cell>
          <table:table-cell table:formula="of:=[.D68]/1024" office:value-type="float" office:value="0.6509271484375" calcext:value-type="float">
            <text:p>0,6509271484375</text:p>
          </table:table-cell>
          <table:table-cell table:formula="of:=[.E68]/1024" office:value-type="float" office:value="0.274715234375" calcext:value-type="float">
            <text:p>0,274715234375</text:p>
          </table:table-cell>
          <table:table-cell table:formula="of:=[.F68]/1024" office:value-type="float" office:value="0.15880966796875" calcext:value-type="float">
            <text:p>0,15880966796875</text:p>
          </table:table-cell>
          <table:table-cell table:formula="of:=[.G68]/1024" office:value-type="float" office:value="0.159791015625" calcext:value-type="float">
            <text:p>0,159791015625</text:p>
          </table:table-cell>
          <table:table-cell table:formula="of:=[.H68]/1024" office:value-type="float" office:value="0.158782986111111" calcext:value-type="float">
            <text:p>0,158782986111111</text:p>
          </table:table-cell>
          <table:table-cell table:formula="of:=[.I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7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425.9015" calcext:value-type="float">
            <text:p>425,9015</text:p>
          </table:table-cell>
          <table:table-cell table:style-name="ce17" table:formula="of:=AVERAGE([.E2:.E11])" office:value-type="float" office:value="312.508" calcext:value-type="float">
            <text:p>312,508</text:p>
          </table:table-cell>
          <table:table-cell table:style-name="ce17" table:formula="of:=AVERAGE([.F2:.F11])" office:value-type="float" office:value="297.464" calcext:value-type="float">
            <text:p>297,464</text:p>
          </table:table-cell>
          <table:table-cell table:style-name="ce17" table:formula="of:=AVERAGE([.G2:.G11])" office:value-type="float" office:value="324.6743" calcext:value-type="float">
            <text:p>324,6743</text:p>
          </table:table-cell>
          <table:table-cell table:style-name="ce17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475.4809" calcext:value-type="float">
            <text:p>475,4809</text:p>
          </table:table-cell>
          <table:table-cell table:style-name="ce17" table:formula="of:=AVERAGE([.E16:.E25])" office:value-type="float" office:value="340.6802" calcext:value-type="float">
            <text:p>340,6802</text:p>
          </table:table-cell>
          <table:table-cell table:style-name="ce17" table:formula="of:=AVERAGE([.F16:.F25])" office:value-type="float" office:value="344.939" calcext:value-type="float">
            <text:p>344,939</text:p>
          </table:table-cell>
          <table:table-cell table:style-name="ce17" table:formula="of:=AVERAGE([.G16:.G25])" office:value-type="float" office:value="366.027111111111" calcext:value-type="float">
            <text:p>366,027111111111</text:p>
          </table:table-cell>
          <table:table-cell table:style-name="ce17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489.8081" calcext:value-type="float">
            <text:p>489,8081</text:p>
          </table:table-cell>
          <table:table-cell table:style-name="ce17" table:formula="of:=AVERAGE([.E30:.E39])" office:value-type="float" office:value="378.2873" calcext:value-type="float">
            <text:p>378,2873</text:p>
          </table:table-cell>
          <table:table-cell table:style-name="ce17" table:formula="of:=AVERAGE([.F30:.F39])" office:value-type="float" office:value="357.872" calcext:value-type="float">
            <text:p>357,872</text:p>
          </table:table-cell>
          <table:table-cell table:style-name="ce17" table:formula="of:=AVERAGE([.G30:.G39])" office:value-type="float" office:value="425.0065" calcext:value-type="float">
            <text:p>425,0065</text:p>
          </table:table-cell>
          <table:table-cell table:style-name="ce17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542.1432" calcext:value-type="float">
            <text:p>542,1432</text:p>
          </table:table-cell>
          <table:table-cell table:style-name="ce17" table:formula="of:=AVERAGE([.E44:.E53])" office:value-type="float" office:value="470.9586" calcext:value-type="float">
            <text:p>470,9586</text:p>
          </table:table-cell>
          <table:table-cell table:style-name="ce17" table:formula="of:=AVERAGE([.F44:.F53])" office:value-type="float" office:value="485.929" calcext:value-type="float">
            <text:p>485,929</text:p>
          </table:table-cell>
          <table:table-cell table:style-name="ce17" table:formula="of:=AVERAGE([.G44:.G53])" office:value-type="float" office:value="483.670111111111" calcext:value-type="float">
            <text:p>483,670111111111</text:p>
          </table:table-cell>
          <table:table-cell table:style-name="ce17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639.0754" calcext:value-type="float">
            <text:p>639,0754</text:p>
          </table:table-cell>
          <table:table-cell table:style-name="ce17" table:formula="of:=AVERAGE([.E58:.E67])" office:value-type="float" office:value="481.1609" calcext:value-type="float">
            <text:p>481,1609</text:p>
          </table:table-cell>
          <table:table-cell table:style-name="ce17" table:formula="of:=AVERAGE([.F58:.F67])" office:value-type="float" office:value="432.242222222222" calcext:value-type="float">
            <text:p>432,242222222222</text:p>
          </table:table-cell>
          <table:table-cell table:style-name="ce17" table:formula="of:=AVERAGE([.G58:.G67])" office:value-type="float" office:value="502.485" calcext:value-type="float">
            <text:p>502,485</text:p>
          </table:table-cell>
          <table:table-cell table:style-name="ce17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6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221.98" calcext:value-type="float">
            <text:p>221,98</text:p>
          </table:table-cell>
          <table:table-cell table:style-name="ce17" table:formula="of:=AVERAGE([.E2:.E11])" office:value-type="float" office:value="167.393" calcext:value-type="float">
            <text:p>167,393</text:p>
          </table:table-cell>
          <table:table-cell table:style-name="ce17" table:formula="of:=AVERAGE([.F2:.F11])" office:value-type="float" office:value="175.637" calcext:value-type="float">
            <text:p>175,637</text:p>
          </table:table-cell>
          <table:table-cell table:style-name="ce17" table:formula="of:=AVERAGE([.G2:.G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224903748733536" calcext:value-type="float">
            <text:p>0,224903748733536</text:p>
          </table:table-cell>
          <table:table-cell table:formula="of:=[.E12]/987" office:value-type="float" office:value="0.169597771023303" calcext:value-type="float">
            <text:p>0,169597771023303</text:p>
          </table:table-cell>
          <table:table-cell table:formula="of:=[.F12]/987" office:value-type="float" office:value="0.177950354609929" calcext:value-type="float">
            <text:p>0,177950354609929</text:p>
          </table:table-cell>
          <table:table-cell table:formula="of:=[.G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254.90959" calcext:value-type="float">
            <text:p>254,90959</text:p>
          </table:table-cell>
          <table:table-cell table:style-name="ce17" table:formula="of:=AVERAGE([.E16:.E25])" office:value-type="float" office:value="179.53" calcext:value-type="float">
            <text:p>179,53</text:p>
          </table:table-cell>
          <table:table-cell table:style-name="ce17" table:formula="of:=AVERAGE([.F16:.F25])" office:value-type="float" office:value="187.0614" calcext:value-type="float">
            <text:p>187,0614</text:p>
          </table:table-cell>
          <table:table-cell table:style-name="ce17" table:formula="of:=AVERAGE([.G16:.G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236904823420074" calcext:value-type="float">
            <text:p>0,236904823420074</text:p>
          </table:table-cell>
          <table:table-cell table:formula="of:=[.E26]/1076" office:value-type="float" office:value="0.166849442379182" calcext:value-type="float">
            <text:p>0,166849442379182</text:p>
          </table:table-cell>
          <table:table-cell table:formula="of:=[.F26]/1076" office:value-type="float" office:value="0.173848884758364" calcext:value-type="float">
            <text:p>0,173848884758364</text:p>
          </table:table-cell>
          <table:table-cell table:formula="of:=[.G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278.6922" calcext:value-type="float">
            <text:p>278,6922</text:p>
          </table:table-cell>
          <table:table-cell table:style-name="ce17" table:formula="of:=AVERAGE([.E30:.E39])" office:value-type="float" office:value="196.5252" calcext:value-type="float">
            <text:p>196,5252</text:p>
          </table:table-cell>
          <table:table-cell table:style-name="ce17" table:formula="of:=AVERAGE([.F30:.F39])" office:value-type="float" office:value="219.009" calcext:value-type="float">
            <text:p>219,009</text:p>
          </table:table-cell>
          <table:table-cell table:style-name="ce17" table:formula="of:=AVERAGE([.G30:.G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233998488664987" calcext:value-type="float">
            <text:p>0,233998488664987</text:p>
          </table:table-cell>
          <table:table-cell table:formula="of:=[.E40]/1191" office:value-type="float" office:value="0.165008564231738" calcext:value-type="float">
            <text:p>0,165008564231738</text:p>
          </table:table-cell>
          <table:table-cell table:formula="of:=[.F40]/1191" office:value-type="float" office:value="0.183886649874055" calcext:value-type="float">
            <text:p>0,183886649874055</text:p>
          </table:table-cell>
          <table:table-cell table:formula="of:=[.G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94.6431" calcext:value-type="float">
            <text:p>294,6431</text:p>
          </table:table-cell>
          <table:table-cell table:style-name="ce17" table:formula="of:=AVERAGE([.E44:.E53])" office:value-type="float" office:value="231.466" calcext:value-type="float">
            <text:p>231,466</text:p>
          </table:table-cell>
          <table:table-cell table:style-name="ce17" table:formula="of:=AVERAGE([.F44:.F53])" office:value-type="float" office:value="245.428" calcext:value-type="float">
            <text:p>245,428</text:p>
          </table:table-cell>
          <table:table-cell table:style-name="ce17" table:formula="of:=AVERAGE([.G44:.G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211668893678161" calcext:value-type="float">
            <text:p>0,211668893678161</text:p>
          </table:table-cell>
          <table:table-cell table:formula="of:=[.E54]/1392" office:value-type="float" office:value="0.166283045977012" calcext:value-type="float">
            <text:p>0,166283045977012</text:p>
          </table:table-cell>
          <table:table-cell table:formula="of:=[.F54]/1392" office:value-type="float" office:value="0.176313218390805" calcext:value-type="float">
            <text:p>0,176313218390805</text:p>
          </table:table-cell>
          <table:table-cell table:formula="of:=[.G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409.2738" calcext:value-type="float">
            <text:p>409,2738</text:p>
          </table:table-cell>
          <table:table-cell table:style-name="ce17" table:formula="of:=AVERAGE([.E58:.E67])" office:value-type="float" office:value="237.4361" calcext:value-type="float">
            <text:p>237,4361</text:p>
          </table:table-cell>
          <table:table-cell table:style-name="ce17" table:formula="of:=AVERAGE([.F58:.F67])" office:value-type="float" office:value="264.1051" calcext:value-type="float">
            <text:p>264,1051</text:p>
          </table:table-cell>
          <table:table-cell table:style-name="ce17" table:formula="of:=AVERAGE([.G58:.G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286807147862649" calcext:value-type="float">
            <text:p>0,286807147862649</text:p>
          </table:table-cell>
          <table:table-cell table:formula="of:=[.E68]/1427" office:value-type="float" office:value="0.16638829712684" calcext:value-type="float">
            <text:p>0,16638829712684</text:p>
          </table:table-cell>
          <table:table-cell table:formula="of:=[.F68]/1427" office:value-type="float" office:value="0.185077154870357" calcext:value-type="float">
            <text:p>0,185077154870357</text:p>
          </table:table-cell>
          <table:table-cell table:formula="of:=[.G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7:00:20.10832160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8T19:45:34.092646313</dc:date>
    <meta:editing-duration>P2DT14H21M23S</meta:editing-duration>
    <meta:editing-cycles>433</meta:editing-cycles>
    <meta:generator>LibreOffice/25.2.3.2$Linux_X86_64 LibreOffice_project/520$Build-2</meta:generator>
    <meta:document-statistic meta:table-count="5" meta:cell-count="24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